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font-name="Ebrima"/>
    </style:style>
    <style:style style:name="P3" style:family="paragraph" style:parent-style-name="Standard">
      <style:text-properties fo:color="#0000ff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  <style:text-properties style:font-name="Consolas"/>
    </style:style>
    <style:style style:name="P6" style:family="paragraph" style:parent-style-name="Standard" style:list-style-name="">
      <style:paragraph-properties style:text-autospace="none"/>
      <style:text-properties fo:color="#ff3333" style:font-name="Ebrima"/>
    </style:style>
    <style:style style:name="P7" style:family="paragraph" style:parent-style-name="Standard" style:list-style-name="">
      <style:paragraph-properties style:text-autospace="none"/>
      <style:text-properties fo:color="#3333ff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Preformatted_20_Text">
      <style:text-properties fo:color="#ff3333" style:font-name="Ebrima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use-window-font-color="true" fo:font-size="9.5pt" style:font-name-asian="Consolas" style:font-size-asian="9.5pt" style:font-name-complex="Consolas" style:font-size-complex="9.5pt"/>
    </style:style>
    <style:style style:name="T6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808080" fo:font-size="9.5pt" style:font-name-asian="Consolas" style:font-size-asian="9.5pt" style:font-name-complex="Consolas" style:font-size-complex="9.5pt"/>
    </style:style>
    <style:style style:name="T8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ff0000" fo:font-size="9.5pt" style:font-name-asian="Consolas" style:font-size-asian="9.5pt" style:font-name-complex="Consolas" style:font-size-complex="9.5pt"/>
    </style:style>
    <style:style style:name="T10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font-size="9.5pt" style:font-name-asian="Consolas" style:font-size-asian="9.5pt" style:font-name-complex="Consolas" style:font-size-complex="9.5pt"/>
    </style:style>
    <style:style style:name="T12" style:family="text">
      <style:text-properties fo:color="#ff00f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#1:</text:span></text:p>
      <text:p text:style-name="P2"><text:span text:style-name="T1">CREATE</text:span><text:span text:style-name="T4"> </text:span><text:span text:style-name="T1">PROCEDURE</text:span><text:span text:style-name="T4"> LostTribeInSharpstown</text:span></text:p>
      <text:p text:style-name="P4">AS</text:p>
      <text:p text:style-name="P4">BEGIN</text:p>
      <text:p text:style-name="P4">SELECT</text:p>
      <text:p text:style-name="P1"><text:span text:style-name="T4"><text:tab/> LB</text:span><text:span text:style-name="T6">.</text:span><text:span text:style-name="T4">Name</text:span><text:span text:style-name="T6">,</text:span><text:span text:style-name="T4"> BC</text:span><text:span text:style-name="T6">.</text:span><text:span text:style-name="T4">Copies</text:span></text:p>
      <text:p text:style-name="P1"><text:span text:style-name="T4"><text:tab/></text:span><text:span text:style-name="T1">FROM</text:span><text:span text:style-name="T4"> Book_Copies </text:span><text:span text:style-name="T1">AS</text:span><text:span text:style-name="T4"> BC</text:span></text:p>
      <text:p text:style-name="P1"><text:span text:style-name="T6">INNER</text:span><text:span text:style-name="T4"> </text:span><text:span text:style-name="T6">JOIN</text:span><text:span text:style-name="T4"> Library_Branch </text:span><text:span text:style-name="T1">AS</text:span><text:span text:style-name="T4"> LB</text:span></text:p>
      <text:p text:style-name="P1"><text:span text:style-name="T4"><text:tab/></text:span><text:span text:style-name="T1">ON</text:span><text:span text:style-name="T4"> BC</text:span><text:span text:style-name="T6">.</text:span><text:span text:style-name="T4">Library_BranchID </text:span><text:span text:style-name="T6">=</text:span><text:span text:style-name="T4"> LB</text:span><text:span text:style-name="T6">.</text:span><text:span text:style-name="T4">ID</text:span></text:p>
      <text:p text:style-name="P1"><text:span text:style-name="T6">INNER</text:span><text:span text:style-name="T4"> </text:span><text:span text:style-name="T6">JOIN</text:span><text:span text:style-name="T4"> Book </text:span><text:span text:style-name="T1">AS</text:span><text:span text:style-name="T4"> B</text:span></text:p>
      <text:p text:style-name="P1"><text:span text:style-name="T4"><text:tab/></text:span><text:span text:style-name="T1">ON</text:span><text:span text:style-name="T4"> BC</text:span><text:span text:style-name="T6">.</text:span><text:span text:style-name="T4">BookID </text:span><text:span text:style-name="T6">=</text:span><text:span text:style-name="T4"> B</text:span><text:span text:style-name="T6">.</text:span><text:span text:style-name="T4">ID</text:span></text:p>
      <text:p text:style-name="P1"><text:span text:style-name="T4"><text:tab/></text:span><text:span text:style-name="T1">WHERE</text:span><text:span text:style-name="T4"> B</text:span><text:span text:style-name="T6">.</text:span><text:span text:style-name="T4">Title </text:span><text:span text:style-name="T6">=</text:span><text:span text:style-name="T4"> </text:span><text:span text:style-name="T8">'The Lost Tribe'</text:span><text:span text:style-name="T4"> </text:span><text:span text:style-name="T6">and</text:span><text:span text:style-name="T4"> LB</text:span><text:span text:style-name="T6">.</text:span><text:span text:style-name="T4">Name </text:span><text:span text:style-name="T6">=</text:span><text:span text:style-name="T4"> </text:span><text:span text:style-name="T8">'Sharpstown'</text:span></text:p>
      <text:p text:style-name="P4">END</text:p>
      <text:p text:style-name="P5"><text:span text:style-name="T5">GO</text:span></text:p>
      <text:p text:style-name="P5"><text:span text:style-name="T5"/></text:p>
      <text:p text:style-name="P8">#2:</text:p>
      <text:p text:style-name="P2"><text:span text:style-name="T1">CREATE</text:span><text:span text:style-name="T4"> </text:span><text:span text:style-name="T1">PROCEDURE</text:span><text:span text:style-name="T4"> LostTribeInBranches</text:span></text:p>
      <text:p text:style-name="P4">AS</text:p>
      <text:p text:style-name="P4">BEGIN</text:p>
      <text:p text:style-name="P1"><text:span text:style-name="T4"><text:tab/></text:span><text:span text:style-name="T1">SELECT</text:span></text:p>
      <text:p text:style-name="P1"><text:span text:style-name="T4"><text:tab/> LB</text:span><text:span text:style-name="T6">.</text:span><text:span text:style-name="T4">Name</text:span><text:span text:style-name="T6">,</text:span><text:span text:style-name="T4"> BC</text:span><text:span text:style-name="T6">.</text:span><text:span text:style-name="T4">Copies</text:span></text:p>
      <text:p text:style-name="P1"><text:span text:style-name="T4"><text:tab/></text:span><text:span text:style-name="T1">FROM</text:span><text:span text:style-name="T4"> Book_Copies </text:span><text:span text:style-name="T1">AS</text:span><text:span text:style-name="T4"> BC</text:span></text:p>
      <text:p text:style-name="P1"><text:span text:style-name="T6">INNER</text:span><text:span text:style-name="T4"> </text:span><text:span text:style-name="T6">JOIN</text:span><text:span text:style-name="T4"> Library_Branch </text:span><text:span text:style-name="T1">AS</text:span><text:span text:style-name="T4"> LB</text:span></text:p>
      <text:p text:style-name="P1"><text:span text:style-name="T4"><text:tab/></text:span><text:span text:style-name="T1">ON</text:span><text:span text:style-name="T4"> BC</text:span><text:span text:style-name="T6">.</text:span><text:span text:style-name="T4">Library_BranchID </text:span><text:span text:style-name="T6">=</text:span><text:span text:style-name="T4"> LB</text:span><text:span text:style-name="T6">.</text:span><text:span text:style-name="T4">ID</text:span></text:p>
      <text:p text:style-name="P1"><text:span text:style-name="T6">INNER</text:span><text:span text:style-name="T4"> </text:span><text:span text:style-name="T6">JOIN</text:span><text:span text:style-name="T4"> Book </text:span><text:span text:style-name="T1">AS</text:span><text:span text:style-name="T4"> B</text:span></text:p>
      <text:p text:style-name="P1"><text:span text:style-name="T4"><text:tab/></text:span><text:span text:style-name="T1">ON</text:span><text:span text:style-name="T4"> BC</text:span><text:span text:style-name="T6">.</text:span><text:span text:style-name="T4">BookID </text:span><text:span text:style-name="T6">=</text:span><text:span text:style-name="T4"> B</text:span><text:span text:style-name="T6">.</text:span><text:span text:style-name="T4">ID</text:span></text:p>
      <text:p text:style-name="P1"><text:span text:style-name="T4"><text:tab/></text:span><text:span text:style-name="T1">WHERE</text:span><text:span text:style-name="T4"> B</text:span><text:span text:style-name="T6">.</text:span><text:span text:style-name="T4">Title </text:span><text:span text:style-name="T6">=</text:span><text:span text:style-name="T4"> </text:span><text:span text:style-name="T8">'The Lost Tribe'</text:span></text:p>
      <text:p text:style-name="P4">END</text:p>
      <text:p text:style-name="P4">GO</text:p>
      <text:p text:style-name="P2"><text:span text:style-name="T8"/></text:p>
      <text:p text:style-name="P2"><text:span text:style-name="T8">#3:</text:span></text:p>
      <text:p text:style-name="P2"><text:span text:style-name="T1">CREATE</text:span><text:span text:style-name="T4"> </text:span><text:span text:style-name="T1">PROCEDURE</text:span><text:span text:style-name="T4"> NoLoans</text:span></text:p>
      <text:p text:style-name="P4">AS</text:p>
      <text:p text:style-name="P4">BEGIN</text:p>
      <text:p text:style-name="P1"><text:span text:style-name="T1">SELECT</text:span><text:span text:style-name="T4"> B</text:span><text:span text:style-name="T6">.</text:span><text:span text:style-name="T4">Name</text:span></text:p>
      <text:p text:style-name="P1"><text:span text:style-name="T4"><text:s text:c="4"/></text:span><text:span text:style-name="T1">FROM</text:span><text:span text:style-name="T4"> Borrower </text:span><text:span text:style-name="T1">AS</text:span><text:span text:style-name="T4"> B</text:span></text:p>
      <text:p text:style-name="P1"><text:span text:style-name="T6">LEFT</text:span><text:span text:style-name="T4"> </text:span><text:span text:style-name="T6">JOIN</text:span><text:span text:style-name="T4"> Loans</text:span></text:p>
      <text:p text:style-name="P1"><text:span text:style-name="T4"><text:s text:c="4"/></text:span><text:span text:style-name="T1">ON</text:span><text:span text:style-name="T4"> Loans</text:span><text:span text:style-name="T6">.</text:span><text:span text:style-name="T4">CardNumber </text:span><text:span text:style-name="T6">=</text:span><text:span text:style-name="T4"> B</text:span><text:span text:style-name="T6">.</text:span><text:span text:style-name="T4">Card_Number</text:span></text:p>
      <text:p text:style-name="P1"><text:span text:style-name="T1">WHERE</text:span><text:span text:style-name="T4"> Loans</text:span><text:span text:style-name="T6">.</text:span><text:span text:style-name="T4">CardNumber </text:span><text:span text:style-name="T6">IS</text:span><text:span text:style-name="T4"> </text:span><text:span text:style-name="T6">NULL</text:span></text:p>
      <text:p text:style-name="P4">END</text:p>
      <text:p text:style-name="P5"><text:span text:style-name="T2">GO</text:span></text:p>
      <text:p text:style-name="P2"><text:span text:style-name="T8"/></text:p>
      <text:p text:style-name="P2"><text:span text:style-name="T8">#4:</text:span></text:p>
      <text:p text:style-name="P2"><text:span text:style-name="T1">CREATE</text:span><text:span text:style-name="T4"> </text:span><text:span text:style-name="T1">PROCEDURE</text:span><text:span text:style-name="T4"> DueDate</text:span></text:p>
      <text:p text:style-name="P4">AS</text:p>
      <text:p text:style-name="P4">BEGIN</text:p>
      <text:p text:style-name="P4">SELECT</text:p>
      <text:p text:style-name="P1"><text:span text:style-name="T4"><text:tab/>Book</text:span><text:span text:style-name="T6">.</text:span><text:span text:style-name="T4">Title</text:span><text:span text:style-name="T6">,</text:span><text:span text:style-name="T4"> B</text:span><text:span text:style-name="T6">.</text:span><text:span text:style-name="T4">Name</text:span><text:span text:style-name="T6">,</text:span><text:span text:style-name="T4"> B</text:span><text:span text:style-name="T6">.</text:span><text:span text:style-name="T1">Address</text:span></text:p>
      <text:p text:style-name="P1"><text:span text:style-name="T4"><text:tab/></text:span><text:span text:style-name="T1">FROM</text:span><text:span text:style-name="T4"> Book</text:span></text:p>
      <text:p text:style-name="P1"><text:span text:style-name="T6">INNER</text:span><text:span text:style-name="T4"> </text:span><text:span text:style-name="T6">JOIN</text:span><text:span text:style-name="T4"> Loans</text:span></text:p>
      <text:p text:style-name="P1"><text:span text:style-name="T4"><text:tab/></text:span><text:span text:style-name="T1">ON</text:span><text:span text:style-name="T4"> Book</text:span><text:span text:style-name="T6">.</text:span><text:span text:style-name="T4">ID </text:span><text:span text:style-name="T6">=</text:span><text:span text:style-name="T4"> Loans</text:span><text:span text:style-name="T6">.</text:span><text:span text:style-name="T4">BookID</text:span></text:p>
      <text:p text:style-name="P1"><text:span text:style-name="T6">INNER</text:span><text:span text:style-name="T4"> </text:span><text:span text:style-name="T6">JOIN</text:span><text:span text:style-name="T4"> Library_Branch </text:span><text:span text:style-name="T1">AS</text:span><text:span text:style-name="T4"> LB </text:span></text:p>
      <text:p text:style-name="P1"><text:span text:style-name="T4"><text:tab/></text:span><text:span text:style-name="T1">ON</text:span><text:span text:style-name="T4"> Loans</text:span><text:span text:style-name="T6">.</text:span><text:span text:style-name="T4">ID </text:span><text:span text:style-name="T6">=</text:span><text:span text:style-name="T4"> LB</text:span><text:span text:style-name="T6">.</text:span><text:span text:style-name="T4">ID</text:span></text:p>
      <text:p text:style-name="P1"><text:span text:style-name="T6">INNER</text:span><text:span text:style-name="T4"> </text:span><text:span text:style-name="T6">JOIN</text:span><text:span text:style-name="T4"> Borrower </text:span><text:span text:style-name="T1">AS</text:span><text:span text:style-name="T4"> B</text:span></text:p>
      <text:p text:style-name="P1"><text:span text:style-name="T4"><text:tab/></text:span><text:span text:style-name="T1">ON</text:span><text:span text:style-name="T4"> Loans</text:span><text:span text:style-name="T6">.</text:span><text:span text:style-name="T4">CardNumber </text:span><text:span text:style-name="T6">=</text:span><text:span text:style-name="T4"> B</text:span><text:span text:style-name="T6">.</text:span><text:span text:style-name="T4">Card_Number</text:span></text:p>
      <text:p text:style-name="P1"><text:span text:style-name="T1">WHERE</text:span><text:span text:style-name="T4"> LB</text:span><text:span text:style-name="T6">.</text:span><text:span text:style-name="T4">Name </text:span><text:span text:style-name="T6">=</text:span><text:span text:style-name="T4"> </text:span><text:span text:style-name="T8">'Sharpstown'</text:span><text:span text:style-name="T4"> </text:span><text:span text:style-name="T6">AND</text:span><text:span text:style-name="T4"> Loans</text:span><text:span text:style-name="T6">.</text:span><text:span text:style-name="T4">Due_Date </text:span><text:span text:style-name="T6">=</text:span><text:span text:style-name="T4"> </text:span><text:span text:style-name="T12">CONVERT</text:span><text:span text:style-name="T6">(</text:span><text:span text:style-name="T1">date</text:span><text:span text:style-name="T6">,</text:span><text:span text:style-name="T4"> </text:span><text:span text:style-name="T12">GETDATE</text:span><text:span text:style-name="T6">())</text:span></text:p>
      <text:p text:style-name="P4">END</text:p>
      <text:p text:style-name="P4">GO</text:p>
      <text:p text:style-name="P2"><text:span text:style-name="T8"/></text:p>
      <text:p text:style-name="P2"><text:span text:style-name="T8"/></text:p>
      <text:p text:style-name="P2"><text:soft-page-break/><text:span text:style-name="T8">#5:</text:span></text:p>
      <text:p text:style-name="P2"><text:span text:style-name="T1">CREATE</text:span><text:span text:style-name="T4"> </text:span><text:span text:style-name="T1">PROCEDURE</text:span><text:span text:style-name="T4"> BranchLoanCount</text:span></text:p>
      <text:p text:style-name="P4">AS</text:p>
      <text:p text:style-name="P4">BEGIN</text:p>
      <text:p text:style-name="P1"><text:span text:style-name="T1">SELECT</text:span><text:span text:style-name="T4"> </text:span></text:p>
      <text:p text:style-name="P1"><text:span text:style-name="T4"><text:tab/>LB</text:span><text:span text:style-name="T6">.</text:span><text:span text:style-name="T4">Name</text:span><text:span text:style-name="T6">,</text:span><text:span text:style-name="T4"> </text:span><text:span text:style-name="T12">COUNT</text:span><text:span text:style-name="T6">(</text:span><text:span text:style-name="T4">Loans</text:span><text:span text:style-name="T6">.</text:span><text:span text:style-name="T4">ID</text:span><text:span text:style-name="T6">)</text:span><text:span text:style-name="T4"> </text:span><text:span text:style-name="T1">AS</text:span><text:span text:style-name="T4"> </text:span><text:span text:style-name="T8">'Number of Loans'</text:span></text:p>
      <text:p text:style-name="P1"><text:span text:style-name="T1">FROM</text:span><text:span text:style-name="T4"> Loans</text:span></text:p>
      <text:p text:style-name="P1"><text:span text:style-name="T6">INNER</text:span><text:span text:style-name="T4"> </text:span><text:span text:style-name="T6">JOIN</text:span><text:span text:style-name="T4"> Library_Branch </text:span><text:span text:style-name="T1">AS</text:span><text:span text:style-name="T4"> LB</text:span></text:p>
      <text:p text:style-name="P1"><text:span text:style-name="T4"><text:s text:c="4"/></text:span><text:span text:style-name="T1">ON</text:span><text:span text:style-name="T4"> Loans</text:span><text:span text:style-name="T6">.</text:span><text:span text:style-name="T4">ID </text:span><text:span text:style-name="T6">=</text:span><text:span text:style-name="T4"> LB</text:span><text:span text:style-name="T6">.</text:span><text:span text:style-name="T4">ID</text:span></text:p>
      <text:p text:style-name="P1"><text:span text:style-name="T1">GROUP</text:span><text:span text:style-name="T4"> </text:span><text:span text:style-name="T1">BY</text:span><text:span text:style-name="T4"> LB</text:span><text:span text:style-name="T6">.</text:span><text:span text:style-name="T4">Name</text:span></text:p>
      <text:p text:style-name="P4">END</text:p>
      <text:p text:style-name="P5"><text:span text:style-name="T2">GO</text:span></text:p>
      <text:p text:style-name="P2"><text:span text:style-name="T8"/></text:p>
      <text:p text:style-name="P2"><text:span text:style-name="T8">#6</text:span></text:p>
      <text:p text:style-name="P2"><text:span text:style-name="T1">CREATE</text:span><text:span text:style-name="T4"> </text:span><text:span text:style-name="T1">PROCEDURE</text:span><text:span text:style-name="T4"> BorrowerBookCount</text:span></text:p>
      <text:p text:style-name="P4">AS</text:p>
      <text:p text:style-name="P7">BEGIN</text:p>
      <text:p text:style-name="P1"><text:span text:style-name="T1">SELECT</text:span><text:span text:style-name="T4"> </text:span></text:p>
      <text:p text:style-name="P1"><text:span text:style-name="T4"><text:tab/>B</text:span><text:span text:style-name="T6">.</text:span><text:span text:style-name="T4">Name</text:span><text:span text:style-name="T6">,</text:span><text:span text:style-name="T4"> B</text:span><text:span text:style-name="T6">.</text:span><text:span text:style-name="T1">Address</text:span><text:span text:style-name="T6">,</text:span><text:span text:style-name="T4"> </text:span><text:span text:style-name="T12">COUNT</text:span><text:span text:style-name="T6">(</text:span><text:span text:style-name="T4">Loans</text:span><text:span text:style-name="T6">.</text:span><text:span text:style-name="T4">ID</text:span><text:span text:style-name="T6">)</text:span><text:span text:style-name="T4"> </text:span><text:span text:style-name="T1">AS</text:span><text:span text:style-name="T4"> </text:span><text:span text:style-name="T8">'Number of Loans'</text:span></text:p>
      <text:p text:style-name="P1"><text:span text:style-name="T1">FROM</text:span><text:span text:style-name="T4"> Loans</text:span></text:p>
      <text:p text:style-name="P1"><text:span text:style-name="T6">INNER</text:span><text:span text:style-name="T4"> </text:span><text:span text:style-name="T6">JOIN</text:span><text:span text:style-name="T4"> Library_Branch </text:span><text:span text:style-name="T1">AS</text:span><text:span text:style-name="T4"> LB</text:span></text:p>
      <text:p text:style-name="P1"><text:span text:style-name="T4"><text:s text:c="4"/></text:span><text:span text:style-name="T1">ON</text:span><text:span text:style-name="T4"> Loans</text:span><text:span text:style-name="T6">.</text:span><text:span text:style-name="T4">ID </text:span><text:span text:style-name="T6">=</text:span><text:span text:style-name="T4"> LB</text:span><text:span text:style-name="T6">.</text:span><text:span text:style-name="T4">ID</text:span></text:p>
      <text:p text:style-name="P1"><text:span text:style-name="T6">INNER</text:span><text:span text:style-name="T4"> </text:span><text:span text:style-name="T6">JOIN</text:span><text:span text:style-name="T4"> Borrower </text:span><text:span text:style-name="T1">AS</text:span><text:span text:style-name="T4"> B</text:span></text:p>
      <text:p text:style-name="P1"><text:span text:style-name="T4"><text:tab/></text:span><text:span text:style-name="T1">ON</text:span><text:span text:style-name="T4"> Loans</text:span><text:span text:style-name="T6">.</text:span><text:span text:style-name="T4">CardNumber </text:span><text:span text:style-name="T6">=</text:span><text:span text:style-name="T4"> B</text:span><text:span text:style-name="T6">.</text:span><text:span text:style-name="T4">Card_Number</text:span></text:p>
      <text:p text:style-name="P1"><text:span text:style-name="T1">GROUP</text:span><text:span text:style-name="T4"> </text:span><text:span text:style-name="T1">BY</text:span><text:span text:style-name="T4"> B</text:span><text:span text:style-name="T6">.</text:span><text:span text:style-name="T4">Name</text:span><text:span text:style-name="T6">,</text:span><text:span text:style-name="T4"> B</text:span><text:span text:style-name="T6">.</text:span><text:span text:style-name="T1">Address</text:span></text:p>
      <text:p text:style-name="P1"><text:span text:style-name="T1">HAVING</text:span><text:span text:style-name="T4"> </text:span><text:span text:style-name="T12">COUNT</text:span><text:span text:style-name="T6">(</text:span><text:span text:style-name="T4">Loans</text:span><text:span text:style-name="T6">.</text:span><text:span text:style-name="T4">ID</text:span><text:span text:style-name="T6">)</text:span><text:span text:style-name="T4"> </text:span><text:span text:style-name="T6">&gt;</text:span><text:span text:style-name="T4"> 5</text:span></text:p>
      <text:p text:style-name="P4">END</text:p>
      <text:p text:style-name="P5"><text:span text:style-name="T2">GO</text:span></text:p>
      <text:p text:style-name="P2"><text:span text:style-name="T8"/></text:p>
      <text:p text:style-name="P2"><text:span text:style-name="T8">#7:</text:span></text:p>
      <text:p text:style-name="P2"><text:span text:style-name="T1">CREATE</text:span><text:span text:style-name="T4"> </text:span><text:span text:style-name="T1">PROCEDURE</text:span><text:span text:style-name="T4"> StephenKing</text:span></text:p>
      <text:p text:style-name="P4">AS</text:p>
      <text:p text:style-name="P7">BEGIN</text:p>
      <text:p text:style-name="P3">SELECT</text:p>
      <text:p text:style-name="P1"><text:span text:style-name="T4"><text:tab/> B</text:span><text:span text:style-name="T6">.</text:span><text:span text:style-name="T4">Title</text:span><text:span text:style-name="T6">,</text:span><text:span text:style-name="T4"> BC</text:span><text:span text:style-name="T6">.</text:span><text:span text:style-name="T4">Copies</text:span></text:p>
      <text:p text:style-name="P1"><text:span text:style-name="T4"><text:tab/></text:span><text:span text:style-name="T1">FROM</text:span><text:span text:style-name="T4"> Book_Copies </text:span><text:span text:style-name="T1">AS</text:span><text:span text:style-name="T4"> BC</text:span></text:p>
      <text:p text:style-name="P1"><text:span text:style-name="T6">INNER</text:span><text:span text:style-name="T4"> </text:span><text:span text:style-name="T6">JOIN</text:span><text:span text:style-name="T4"> Library_Branch </text:span><text:span text:style-name="T1">AS</text:span><text:span text:style-name="T4"> LB</text:span></text:p>
      <text:p text:style-name="P1"><text:span text:style-name="T4"><text:tab/></text:span><text:span text:style-name="T1">ON</text:span><text:span text:style-name="T4"> BC</text:span><text:span text:style-name="T6">.</text:span><text:span text:style-name="T4">Library_BranchID </text:span><text:span text:style-name="T6">=</text:span><text:span text:style-name="T4"> LB</text:span><text:span text:style-name="T6">.</text:span><text:span text:style-name="T4">ID</text:span></text:p>
      <text:p text:style-name="P1"><text:span text:style-name="T6">INNER</text:span><text:span text:style-name="T4"> </text:span><text:span text:style-name="T6">JOIN</text:span><text:span text:style-name="T4"> Book </text:span><text:span text:style-name="T1">AS</text:span><text:span text:style-name="T4"> B</text:span></text:p>
      <text:p text:style-name="P1"><text:span text:style-name="T4"><text:tab/></text:span><text:span text:style-name="T1">ON</text:span><text:span text:style-name="T4"> BC</text:span><text:span text:style-name="T6">.</text:span><text:span text:style-name="T4">BookID </text:span><text:span text:style-name="T6">=</text:span><text:span text:style-name="T4"> B</text:span><text:span text:style-name="T6">.</text:span><text:span text:style-name="T4">ID</text:span></text:p>
      <text:p text:style-name="P1"><text:span text:style-name="T6">INNER</text:span><text:span text:style-name="T4"> </text:span><text:span text:style-name="T6">JOIN</text:span><text:span text:style-name="T4"> Author </text:span><text:span text:style-name="T1">AS</text:span><text:span text:style-name="T4"> A</text:span></text:p>
      <text:p text:style-name="P1"><text:span text:style-name="T4"><text:tab/></text:span><text:span text:style-name="T1">ON</text:span><text:span text:style-name="T4"> B</text:span><text:span text:style-name="T6">.</text:span><text:span text:style-name="T4">ID </text:span><text:span text:style-name="T6">=</text:span><text:span text:style-name="T4"> A</text:span><text:span text:style-name="T6">.</text:span><text:span text:style-name="T4">BookID</text:span></text:p>
      <text:p text:style-name="P1"><text:span text:style-name="T4"><text:tab/></text:span><text:span text:style-name="T1">WHERE</text:span><text:span text:style-name="T4"> A</text:span><text:span text:style-name="T6">.</text:span><text:span text:style-name="T4">Name </text:span><text:span text:style-name="T6">=</text:span><text:span text:style-name="T4"> </text:span><text:span text:style-name="T8">'Stephen King'</text:span><text:span text:style-name="T4"> </text:span><text:span text:style-name="T6">and</text:span><text:span text:style-name="T4"> LB</text:span><text:span text:style-name="T6">.</text:span><text:span text:style-name="T4">Name </text:span><text:span text:style-name="T6">=</text:span><text:span text:style-name="T4"> </text:span><text:span text:style-name="T8">'Central'</text:span></text:p>
      <text:p text:style-name="P4">END</text:p>
      <text:p text:style-name="P5"><text:span text:style-name="T2">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hys Bussiere</meta:initial-creator>
    <meta:creation-date>2018-01-13T12:20:41.39</meta:creation-date>
    <dc:date>2018-01-15T13:41:34.59</dc:date>
    <dc:creator>Rhys Bussiere</dc:creator>
    <meta:editing-duration>PT4H34M10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2" meta:paragraph-count="98" meta:word-count="279" meta:character-count="1727"/>
  </office:meta>
</office:document-meta>
</file>